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8cm" table:align="margins"/>
    </style:style>
    <style:style style:name="TABLE_5f_01.A" style:display-name="TABLE_01.A" style:family="table-column">
      <style:table-column-properties style:column-width="0.977cm" style:rel-column-width="3557*"/>
    </style:style>
    <style:style style:name="TABLE_5f_01.B" style:display-name="TABLE_01.B" style:family="table-column">
      <style:table-column-properties style:column-width="4.085cm" style:rel-column-width="14873*"/>
    </style:style>
    <style:style style:name="TABLE_5f_01.C" style:display-name="TABLE_01.C" style:family="table-column">
      <style:table-column-properties style:column-width="5.579cm" style:rel-column-width="20312*"/>
    </style:style>
    <style:style style:name="TABLE_5f_01.D" style:display-name="TABLE_01.D" style:family="table-column">
      <style:table-column-properties style:column-width="3.709cm" style:rel-column-width="13505*"/>
    </style:style>
    <style:style style:name="TABLE_5f_01.E" style:display-name="TABLE_01.E" style:family="table-column">
      <style:table-column-properties style:column-width="3.649cm" style:rel-column-width="13288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08f6c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73836" officeooo:paragraph-rsid="00073836"/>
    </style:style>
    <style:style style:name="P6" style:family="paragraph" style:parent-style-name="Table_20_Contents">
      <style:text-properties officeooo:paragraph-rsid="0008f6c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officeooo:rsid="00073836" officeooo:paragraph-rsid="00073836"/>
    </style:style>
    <style:style style:name="P10" style:family="paragraph" style:parent-style-name="Table_20_Heading">
      <style:text-properties officeooo:paragraph-rsid="0008f6cd"/>
    </style:style>
    <style:style style:name="P11" style:family="paragraph" style:parent-style-name="Table_20_Heading">
      <style:text-properties officeooo:rsid="0008f6cd" officeooo:paragraph-rsid="0008f6cd"/>
    </style:style>
    <style:style style:name="P12" style:family="paragraph" style:parent-style-name="Heading" style:master-page-name="Landscape">
      <style:paragraph-properties fo:text-align="center" style:justify-single-word="false" style:page-number="auto"/>
    </style:style>
    <style:style style:name="P13" style:family="paragraph" style:parent-style-name="Table_20_Heading">
      <style:text-properties officeooo:rsid="000e581c" officeooo:paragraph-rsid="000e581c"/>
    </style:style>
    <style:style style:name="T1" style:family="text">
      <style:text-properties fo:color="#800000"/>
    </style:style>
    <style:style style:name="T2" style:family="text">
      <style:text-properties officeooo:rsid="000d33cf"/>
    </style:style>
    <style:style style:name="T3" style:family="text">
      <style:text-properties officeooo:rsid="000e581c"/>
    </style:style>
    <style:style style:name="T4" style:family="text">
      <style:text-properties officeooo:rsid="000fe4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2">Информационная система банка. <text:span text:style-name="T2">Подключения</text:span> рабочих мест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9">№ п/п</text:p>
          </table:table-cell>
          <table:table-cell table:style-name="TABLE_5f_01.A1" office:value-type="string">
            <text:p text:style-name="P11">Обозначение</text:p>
          </table:table-cell>
          <table:table-cell table:style-name="TABLE_5f_01.A1" office:value-type="string">
            <text:p text:style-name="P10">Название <text:span text:style-name="T3">ПК</text:span></text:p>
          </table:table-cell>
          <table:table-cell table:style-name="TABLE_5f_01.A1" office:value-type="string">
            <text:p text:style-name="P13">Коммутатор : порт</text:p>
          </table:table-cell>
          <table:table-cell table:style-name="TABLE_5f_01.E1" office:value-type="string">
            <text:p text:style-name="P8">Местоположение</text:p>
          </table:table-cell>
        </table:table-row>
        <table:table-row table:style-name="TABLE_5f_01.1">
          <table:table-cell table:style-name="TABLE_5f_01.A2" office:value-type="string">
            <text:p text:style-name="P5">[NN]</text:p>
          </table:table-cell>
          <table:table-cell table:style-name="TABLE_5f_01.B2" office:value-type="string">
            <text:p text:style-name="P7">[DESIGNATION]</text:p>
          </table:table-cell>
          <table:table-cell table:style-name="TABLE_5f_01.C2" office:value-type="string">
            <text:p text:style-name="P6">[NAME]</text:p>
          </table:table-cell>
          <table:table-cell table:style-name="TABLE_5f_01.D2" office:value-type="string">
            <text:p text:style-name="Table_20_Contents"><text:span text:style-name="T4">[SWITCH]</text:span> : <text:span text:style-name="T3">[PORT]</text:span></text:p>
          </table:table-cell>
          <table:table-cell table:style-name="TABLE_5f_01.E2" office:value-type="string">
            <text:p text:style-name="P4">[LOCATION]</text:p>
          </table:table-cell>
        </table:table-row>
      </table:table>
      <text:p text:style-name="Preformatted_20_Text"/>
      <text:p text:style-name="P2">[USER_POSITION]<text:tab/>/ [USER_NAME] /</text:p>
      <text:p text:style-name="P3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5T14:32:07</dc:date>
    <meta:generator>LibreOffice/3.6$Linux_X86_64 LibreOffice_project/360m1$Build-2</meta:generator>
    <meta:editing-duration>PT5H3M36S</meta:editing-duration>
    <meta:editing-cycles>65</meta:editing-cycles>
    <dc:creator>Роберт Бикмансуров</dc:creator>
    <meta:document-statistic meta:table-count="1" meta:image-count="0" meta:object-count="0" meta:page-count="1" meta:paragraph-count="15" meta:word-count="41" meta:character-count="282" meta:non-whitespace-character-count="257"/>
  </office:meta>
</office:document-meta>
</file>